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2319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e6" style:text-align-source="fix" style:repeat-content="false" fo:border="1.05pt solid #ffffff" fo:padding="0.028in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000000" style:text-align-source="fix" style:repeat-content="false" fo:border="1.05pt solid #ffffff" fo:padding="0.028in" style:vertical-align="automatic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#996633" style:text-align-source="fix" style:repeat-content="false" fo:border="1.05pt solid #ffffff" fo:padding="0.028in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ff0000" style:text-align-source="fix" style:repeat-content="false" fo:border="1.05pt solid #ffffff" fo:padding="0.028in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c000" style:text-align-source="fix" style:repeat-content="false" fo:border="1.05pt solid #ffffff" fo:padding="0.028in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1.05pt solid #ffffff" fo:padding="0.028in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2d050" style:text-align-source="fix" style:repeat-content="false" fo:border="1.05pt solid #ffffff" fo:padding="0.028in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00b0f0" style:text-align-source="fix" style:repeat-content="false" fo:border="1.05pt solid #ffffff" fo:padding="0.028in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ac75d5" style:text-align-source="fix" style:repeat-content="false" fo:border="1.05pt solid #ffffff" fo:padding="0.028in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bfbfbf" style:text-align-source="fix" style:repeat-content="false" fo:border="1.05pt solid #ffffff" fo:padding="0.028in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1.05pt solid #ffffff" fo:padding="0.028in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e3de00" style:text-align-source="fix" style:repeat-content="false" fo:border="1.05pt solid #ffffff" fo:padding="0.028in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d9d9d9" style:text-align-source="fix" style:repeat-content="false" fo:border="1.05pt solid #ffffff" fo:padding="0.028in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="1.05pt solid #ffffff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 style:text-align-source="fix" style:repeat-content="false" fo:wrap-option="wrap" fo:border="1.05pt solid #ffffff" fo:padding="0.028in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e6e6e6" style:text-align-source="fix" style:repeat-content="false" fo:wrap-option="wrap" fo:border="1.05pt solid #ffffff" fo:padding="0.028in" style:vertical-align="automatic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5"/>
        <table:table-column table:style-name="co2" table:number-columns-repeated="3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1017" table:default-cell-style-name="ce15"/>
        <table:table-row table:style-name="ro1">
          <table:table-cell table:style-name="ce1" office:value-type="string">
            <text:p>Color</text:p>
          </table:table-cell>
          <table:table-cell table:number-columns-repeated="2" table:style-name="ce1" office:value-type="string">
            <text:p>Value</text:p>
          </table:table-cell>
          <table:table-cell table:style-name="ce16" office:value-type="string">
            <text:p>Value <text:span text:style-name="T1">(optional)</text:span></text:p>
          </table:table-cell>
          <table:table-cell table:style-name="ce1" office:value-type="string">
            <text:p>Multiplier</text:p>
          </table:table-cell>
          <table:table-cell table:style-name="ce1" office:value-type="string">
            <text:p>Tolerance</text:p>
          </table:table-cell>
          <table:table-cell table:style-name="ce17" office:value-type="string">
            <text:p>Temp. Coefficient <text:s/>(optional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lack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 10<text:span text:style-name="T2">0</text:span>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Brown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x 10<text:span text:style-name="T3">1</text:span></text:p>
          </table:table-cell>
          <table:table-cell table:style-name="ce3" office:value-type="string">
            <text:p>± 1%</text:p>
          </table:table-cell>
          <table:table-cell table:style-name="ce3" office:value-type="string">
            <text:p>100 p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d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string">
            <text:p>x 10<text:span text:style-name="T3">2</text:span></text:p>
          </table:table-cell>
          <table:table-cell table:style-name="ce4" office:value-type="string">
            <text:p>± 2%</text:p>
          </table:table-cell>
          <table:table-cell table:style-name="ce4" office:value-type="string">
            <text:p>50 ppm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range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string">
            <text:p>x 10<text:span text:style-name="T3">3</text:span></text:p>
          </table:table-cell>
          <table:table-cell table:style-name="ce5"/>
          <table:table-cell table:style-name="ce5" office:value-type="string">
            <text:p>15 ppm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Yellow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string">
            <text:p>x 10<text:span text:style-name="T3">4</text:span></text:p>
          </table:table-cell>
          <table:table-cell table:style-name="ce6"/>
          <table:table-cell table:style-name="ce6" office:value-type="string">
            <text:p>25 ppm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Green</text:p>
          </table:table-cell>
          <table:table-cell table:number-columns-repeated="3" table:style-name="ce7" office:value-type="float" office:value="5">
            <text:p>5</text:p>
          </table:table-cell>
          <table:table-cell table:style-name="ce7" office:value-type="string">
            <text:p>x 10<text:span text:style-name="T3">5</text:span></text:p>
          </table:table-cell>
          <table:table-cell table:style-name="ce7" office:value-type="string">
            <text:p>± 0.5%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 office:value-type="string">
            <text:p>Blue</text:p>
          </table:table-cell>
          <table:table-cell table:number-columns-repeated="3" table:style-name="ce8" office:value-type="float" office:value="6">
            <text:p>6</text:p>
          </table:table-cell>
          <table:table-cell table:style-name="ce8" office:value-type="string">
            <text:p>x 10<text:span text:style-name="T3">6</text:span></text:p>
          </table:table-cell>
          <table:table-cell table:style-name="ce8" office:value-type="string">
            <text:p>± 0.25%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9" office:value-type="string">
            <text:p>Violet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string">
            <text:p>x 10<text:span text:style-name="T3">7</text:span></text:p>
          </table:table-cell>
          <table:table-cell table:style-name="ce9" office:value-type="string">
            <text:p>± 0.1%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10" office:value-type="string">
            <text:p>Grey</text:p>
          </table:table-cell>
          <table:table-cell table:number-columns-repeated="3" table:style-name="ce10" office:value-type="float" office:value="8">
            <text:p>8</text:p>
          </table:table-cell>
          <table:table-cell table:style-name="ce10" office:value-type="string">
            <text:p>x 10<text:span text:style-name="T3">8</text:span></text:p>
          </table:table-cell>
          <table:table-cell table:style-name="ce10" office:value-type="string">
            <text:p>± 0.05%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11" office:value-type="string">
            <text:p>White</text:p>
          </table:table-cell>
          <table:table-cell table:number-columns-repeated="3" table:style-name="ce11" office:value-type="float" office:value="9">
            <text:p>9</text:p>
          </table:table-cell>
          <table:table-cell table:style-name="ce11" office:value-type="string">
            <text:p>x 10<text:span text:style-name="T3">9</text:span>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2" office:value-type="string">
            <text:p>Gold</text:p>
          </table:table-cell>
          <table:table-cell table:style-name="ce12" table:number-columns-repeated="4"/>
          <table:table-cell table:style-name="ce12" office:value-type="string">
            <text:p>± 5%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3" office:value-type="string">
            <text:p>Silver</text:p>
          </table:table-cell>
          <table:table-cell table:style-name="ce13" table:number-columns-repeated="4"/>
          <table:table-cell table:style-name="ce13" office:value-type="string">
            <text:p>± 10%</text:p>
          </table:table-cell>
          <table:table-cell table:style-name="ce13"/>
          <table:table-cell table:number-columns-repeated="1017"/>
        </table:table-row>
        <table:table-row table:style-name="ro3">
          <table:table-cell table:style-name="ce11" office:value-type="string">
            <text:p>None</text:p>
          </table:table-cell>
          <table:table-cell table:style-name="ce11" table:number-columns-repeated="4"/>
          <table:table-cell table:style-name="ce11" office:value-type="string">
            <text:p>± 20%</text:p>
          </table:table-cell>
          <table:table-cell table:style-name="ce11"/>
          <table:table-cell table:number-columns-repeated="1017"/>
        </table:table-row>
        <table:table-row table:style-name="ro4">
          <table:table-cell table:style-name="ce14" table:number-columns-repeated="7"/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5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5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5/23/2012</text:date>, <text:time>05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meta:initial-creator>Gilliland, Scott M</meta:initial-creator>
    <meta:creation-date>2012-05-20T22:28:10Z</meta:creation-date>
    <dc:date>2012-05-23T05:12:46</dc:date>
    <meta:editing-duration>PT5M35S</meta:editing-duration>
    <meta:editing-cycles>2</meta:editing-cycles>
    <meta:document-statistic meta:table-count="3" meta:cell-count="73" meta:object-count="0"/>
  </office:meta>
</office:document-meta>
</file>